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96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0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16350" calcext:value-type="float">
            <text:p>1163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:</text:p>
          </table:table-cell>
          <table:table-cell table:style-name="ce7" table:formula="of:=[.E5]+[.E6]" office:value-type="float" office:value="250" calcext:value-type="float">
            <text:p>25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-100 -100 200 200" svg:d="M100 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23:55:30.2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8-11T00:17:37.252000000</dc:date>
    <meta:editing-duration>P1DT15H22M4S</meta:editing-duration>
    <meta:editing-cycles>11</meta:editing-cycles>
    <meta:generator>LibreOffice/4.4.5.2$Windows_x86 LibreOffice_project/a22f674fd25a3b6f45bdebf25400ed2adff0ff99</meta:generator>
    <meta:document-statistic meta:table-count="3" meta:cell-count="41" meta:object-count="0"/>
  </office:meta>
</office:document-meta>
</file>